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7165in" svg:height="3.4197in" svg:x="2.9846in" svg:y="0.0839in">
            <draw:object draw:notify-on-update-of-ranges="Sheet1.A2:Sheet1.A13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normaliz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table:formula="of:=[.C2]/SUM([.$C$2:.$C$13])" office:value-type="percentage" office:value="0.210526315789474" calcext:value-type="percentage">
            <text:p>21.05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quid-cooled</text:p>
          </table:table-cell>
          <table:table-cell table:formula="of:=[.C3]/SUM([.$C$2:.$C$13])" office:value-type="percentage" office:value="0.105263157894737" calcext:value-type="percentage">
            <text:p>10.53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el injfection</text:p>
          </table:table-cell>
          <table:table-cell table:formula="of:=[.C4]/SUM([.$C$2:.$C$13])" office:value-type="percentage" office:value="0.105263157894737" calcext:value-type="percentage">
            <text:p>10.53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table:formula="of:=[.C5]/SUM([.$C$2:.$C$13])" office:value-type="percentage" office:value="0.0526315789473684" calcext:value-type="percentage">
            <text:p>5.2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dshield</text:p>
          </table:table-cell>
          <table:table-cell table:formula="of:=[.C6]/SUM([.$C$2:.$C$13])" office:value-type="percentage" office:value="0.0210526315789474" calcext:value-type="percentage">
            <text:p>2.1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nger seat</text:p>
          </table:table-cell>
          <table:table-cell table:formula="of:=[.C7]/SUM([.$C$2:.$C$13])" office:value-type="percentage" office:value="0.0526315789473684" calcext:value-type="percentage">
            <text:p>5.2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table:formula="of:=[.C8]/SUM([.$C$2:.$C$13])" office:value-type="percentage" office:value="0.0526315789473684" calcext:value-type="percentage">
            <text:p>5.2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 charging</text:p>
          </table:table-cell>
          <table:table-cell table:formula="of:=[.C9]/SUM([.$C$2:.$C$13])" office:value-type="percentage" office:value="0.0315789473684211" calcext:value-type="percentage">
            <text:p>3.16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mission</text:p>
          </table:table-cell>
          <table:table-cell table:formula="of:=[.C10]/SUM([.$C$2:.$C$13])" office:value-type="percentage" office:value="0.0526315789473684" calcext:value-type="percentage">
            <text:p>5.2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kes</text:p>
          </table:table-cell>
          <table:table-cell table:formula="of:=[.C11]/SUM([.$C$2:.$C$13])" office:value-type="percentage" office:value="0.0526315789473684" calcext:value-type="percentage">
            <text:p>5.2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roi</text:p>
          </table:table-cell>
          <table:table-cell table:formula="of:=[.C12]/SUM([.$C$2:.$C$13])" office:value-type="percentage" office:value="0.210526315789474" calcext:value-type="percentage">
            <text:p>21.05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liability</text:p>
          </table:table-cell>
          <table:table-cell table:formula="of:=[.C13]/SUM([.$C$2:.$C$13])" office:value-type="percentage" office:value="0.0526315789473684" calcext:value-type="percentage">
            <text:p>5.2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formula="of:=SUM([.C2:.C13])"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23:19:16.966933700</meta:creation-date>
    <dc:date>2022-06-21T23:59:08.850554648</dc:date>
    <meta:editing-duration>PT7H35M32S</meta:editing-duration>
    <meta:editing-cycles>9</meta:editing-cycles>
    <meta:generator>LibreOffice/7.3.4.2$Linux_X86_64 LibreOffice_project/30$Build-2</meta:generator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21cm" svg:height="8.687cm" xlink:href=".." xlink:type="simple" chart:class="chart:bar" chart:style-name="ch1">
        <chart:legend chart:legend-position="end" svg:x="12.231cm" svg:y="4.004cm" style:legend-expansion="high" chart:style-name="ch2"/>
        <chart:plot-area chart:style-name="ch3" table:cell-range-address="Sheet1.A2:Sheet1.B13" chart:data-source-has-labels="column" svg:x="0.29cm" svg:y="0.173cm" svg:width="11.651cm" svg:height="8.341cm">
          <chart:coordinate-region svg:x="2.922cm" svg:y="0.173cm" svg:width="8.462cm" svg:height="7.615cm"/>
          <chart:axis chart:dimension="x" chart:name="primary-x" chart:style-name="ch4" chartooo:axis-type="auto">
            <chartooo:date-scale/>
            <chart:categories table:cell-range-address="Sheet1.A2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peed</text:p>
                <draw:g>
                  <svg:desc>Sheet1.A2:Sheet1.A13</svg:desc>
                </draw:g>
              </table:table-cell>
              <table:table-cell office:value-type="float" office:value="0.210526315789474">
                <text:p>0.210526315789474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Liquid-cooled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fuel injfection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windshield</text:p>
              </table:table-cell>
              <table:table-cell office:value-type="float" office:value="0.0210526315789474">
                <text:p>0.0210526315789474</text:p>
              </table:table-cell>
            </table:table-row>
            <table:table-row>
              <table:table-cell office:value-type="string">
                <text:p>passenger seat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abs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dc charging</text:p>
              </table:table-cell>
              <table:table-cell office:value-type="float" office:value="0.0315789473684211">
                <text:p>0.0315789473684211</text:p>
              </table:table-cell>
            </table:table-row>
            <table:table-row>
              <table:table-cell office:value-type="string">
                <text:p>transmission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brakes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roroi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reliability</text:p>
              </table:table-cell>
              <table:table-cell office:value-type="float" office:value="0.0526315789473684">
                <text:p>0.0526315789473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